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73074214022882145" text:style-name="L1">
        <text:list-item>
          <text:p text:style-name="P1">Fitting Exp-fkt to Real Data to tune a and b</text:p>
        </text:list-item>
        <text:list-item>
          <text:p text:style-name="P1">Exp-fkt returns ratio Fatalities/Removed</text:p>
        </text:list-item>
        <text:list-item>
          <text:p text:style-name="P1">Fitting happens with reported Data of Fatalitiy and of Removed cases</text:p>
        </text:list-item>
        <text:list-item>
          <text:p text:style-name="P1">Model predicts Removed Cases for the future</text:p>
        </text:list-item>
        <text:list-item>
          <text:p text:style-name="P1">Use predictes values of R and Exp-fkt with tuned a and b to get predicted fatality cas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3S</meta:editing-duration>
    <meta:editing-cycles>3</meta:editing-cycles>
    <meta:generator>OpenOffice/4.1.7$Win32 OpenOffice.org_project/417m1$Build-9800</meta:generator>
    <dc:date>2020-06-10T06:50:05.16</dc:date>
    <meta:document-statistic meta:table-count="0" meta:image-count="0" meta:object-count="0" meta:page-count="1" meta:paragraph-count="5" meta:word-count="54" meta:character-count="288"/>
    <dc:creator>Erich Weisheim</dc:creator>
    <meta:user-defined meta:name="Info 1"/>
    <meta:user-defined meta:name="Info 2"/>
    <meta:user-defined meta:name="Info 3"/>
    <meta:user-defined meta:name="Info 4"/>
  </office:meta>
</office:document-meta>
</file>